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faecd" officeooo:paragraph-rsid="001faecd"/>
    </style:style>
    <style:style style:name="P2" style:family="paragraph" style:parent-style-name="Standard">
      <style:text-properties officeooo:rsid="00238707" officeooo:paragraph-rsid="002387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ing Swing components in eclipse <text:a xlink:type="simple" xlink:href="http://www.vogella.com/tutorials/EclipseWindowBuilder/article.html">http://www.vogella.com/tutorials/EclipseWindowBuilder/article.html</text:a> </text:p>
      <text:p text:style-name="P1"/>
      <text:p text:style-name="P1"><text:s text:c="3"/>-adding buttons</text:p>
      <text:p text:style-name="P1"/>
      <text:p text:style-name="P1"/>
      <text:p text:style-name="P1">Understanding SQL transactions and error handling</text:p>
      <text:p text:style-name="P1"><text:a xlink:type="simple" xlink:href="http://blog.ashodnakashian.com/2011/11/understanding-ms-sql-transactions-and-error-handling/">http://blog.ashodnakashian.com/2011/11/understanding-ms-sql-transactions-and-error-handling/</text:a></text:p>
      <text:p text:style-name="P1"/>
      <text:p text:style-name="P2">creating UI page vide</text:p>
      <text:p text:style-name="P2"><text:a xlink:type="simple" xlink:href="https://www.youtube.com/watch?v=r8Qiz9Bn1Ag">https://www.youtube.com/watch?v=r8Qiz9Bn1Ag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0:10:18.334802238</meta:creation-date>
    <dc:date>2016-03-29T09:52:01.424455423</dc:date>
    <meta:editing-duration>PT1M42S</meta:editing-duration>
    <meta:editing-cycles>2</meta:editing-cycles>
    <meta:generator>LibreOffice/4.2.5.2$Linux_X86_64 LibreOffice_project/420$Build-2</meta:generator>
    <meta:document-statistic meta:table-count="0" meta:image-count="0" meta:object-count="0" meta:page-count="1" meta:paragraph-count="6" meta:word-count="20" meta:character-count="325" meta:non-whitespace-character-count="306"/>
  </office:meta>
</office:document-meta>
</file>